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8.24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5.554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10.864cm"/>
    </style:style>
    <style:style style:name="co15" style:family="table-column">
      <style:table-column-properties fo:break-before="auto" style:column-width="7.26cm"/>
    </style:style>
    <style:style style:name="co16" style:family="table-column">
      <style:table-column-properties fo:break-before="auto" style:column-width="9.934cm"/>
    </style:style>
    <style:style style:name="co17" style:family="table-column">
      <style:table-column-properties fo:break-before="auto" style:column-width="8.611cm"/>
    </style:style>
    <style:style style:name="co18" style:family="table-column">
      <style:table-column-properties fo:break-before="auto" style:column-width="10.807cm"/>
    </style:style>
    <style:style style:name="co19" style:family="table-column">
      <style:table-column-properties fo:break-before="auto" style:column-width="5.403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2.524cm"/>
    </style:style>
    <style:style style:name="co22" style:family="table-column">
      <style:table-column-properties fo:break-before="auto" style:column-width="10.271cm"/>
    </style:style>
    <style:style style:name="co23" style:family="table-column">
      <style:table-column-properties fo:break-before="auto" style:column-width="2.168cm"/>
    </style:style>
    <style:style style:name="co24" style:family="table-column">
      <style:table-column-properties fo:break-before="auto" style:column-width="7.204cm"/>
    </style:style>
    <style:style style:name="co25" style:family="table-column">
      <style:table-column-properties fo:break-before="auto" style:column-width="6.135cm"/>
    </style:style>
    <style:style style:name="co26" style:family="table-column">
      <style:table-column-properties fo:break-before="auto" style:column-width="3.489cm"/>
    </style:style>
    <style:style style:name="co27" style:family="table-column">
      <style:table-column-properties fo:break-before="auto" style:column-width="10.7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Excel_20_Built-in_20_Normal"/>
        <table:table-row table:style-name="ro1">
          <table:table-cell office:value-type="string">
            <text:p>LoginId</text:p>
          </table:table-cell>
          <table:table-cell office:value-type="string">
            <text:p>Preconditions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data</text:p>
          </table:table-cell>
          <table:table-cell office:value-type="string">
            <text:p>Excpected Result</text:p>
          </table:table-cell>
          <table:table-cell office:value-type="string">
            <text:p>Successful/fail</text:p>
          </table:table-cell>
          <table:table-cell office:value-type="string">
            <text:p>Actual Result</text:p>
          </table:table-cell>
          <table:table-cell table:number-columns-repeated="1015"/>
        </table:table-row>
        <table:table-row table:style-name="ro2">
          <table:table-cell office:value-type="string">
            <text:p>xxxxx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2" office:value-type="string">
            <text:p>Username should accepts 4 to 15 characters</text:p>
            <text:p>Special character alloed is .(dot) 4 to 18 length</text:p>
          </table:table-cell>
          <table:table-cell table:style-name="ce2" office:value-type="string">
            <text:p>1.enter username</text:p>
            <text:p>2.Enter password</text:p>
            <text:p>3.enter login</text:p>
          </table:table-cell>
          <table:table-cell office:value-type="string">
            <text:p>valid username</text:p>
          </table:table-cell>
          <table:table-cell office:value-type="string">
            <text:p>login successful take to login page</text:p>
          </table:table-cell>
          <table:table-cell office:value-type="string">
            <text:p>Successful</text:p>
          </table:table-cell>
          <table:table-cell table:number-columns-repeated="1016"/>
        </table:table-row>
        <table:table-row table:style-name="ro3">
          <table:table-cell office:value-type="string">
            <text:p>yyyyy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2" office:value-type="string">
            <text:p>Username should accepts 4 to 15 characters</text:p>
            <text:p>Special character alloed is .(dot) 4 to 18 length</text:p>
          </table:table-cell>
          <table:table-cell table:style-name="ce2" office:value-type="string">
            <text:p>1.enter username</text:p>
            <text:p>2.Enter password</text:p>
            <text:p>3.enter login</text:p>
          </table:table-cell>
          <table:table-cell table:style-name="ce2" office:value-type="string">
            <text:p>invalid username</text:p>
            <text:p>correct password</text:p>
          </table:table-cell>
          <table:table-cell table:style-name="ce2" office:value-type="string">
            <text:p>returns to back to login page</text:p>
            <text:p>error message as incorrrect username</text:p>
          </table:table-cell>
          <table:table-cell office:value-type="string">
            <text:p>Failed</text:p>
          </table:table-cell>
          <table:table-cell table:number-columns-repeated="1016"/>
        </table:table-row>
        <table:table-row table:style-name="ro4">
          <table:table-cell office:value-type="string">
            <text:p>zzzzz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2" office:value-type="string">
            <text:p>Username should accepts 4 to 15 characters</text:p>
            <text:p>Special character alloed is .(dot) 4 to 18 length</text:p>
          </table:table-cell>
          <table:table-cell table:style-name="ce2" office:value-type="string">
            <text:p>1.enter username</text:p>
            <text:p>2.Enter password</text:p>
            <text:p>3.enter login</text:p>
          </table:table-cell>
          <table:table-cell table:style-name="ce2" office:value-type="string">
            <text:p>valid username</text:p>
            <text:p>invalid password</text:p>
          </table:table-cell>
          <table:table-cell table:style-name="ce2" office:value-type="string">
            <text:p>return back to login page</text:p>
            <text:p>Error message as incorrect password</text:p>
          </table:table-cell>
          <table:table-cell office:value-type="string">
            <text:p>Failed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ce1"/>
        <table:table-column table:style-name="co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office:value-type="string">
            <text:p>TC No</text:p>
          </table:table-cell>
          <table:table-cell office:value-type="string">
            <text:p>Preconditions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Test Data</text:p>
          </table:table-cell>
          <table:table-cell office:value-type="string">
            <text:p>Expected Result</text:p>
          </table:table-cell>
          <table:table-cell table:style-name="ce1" office:value-type="string">
            <text:p>Successful/fail</text:p>
          </table:table-cell>
          <table:table-cell table:style-name="ce1" office:value-type="string">
            <text:p>Actual Result</text:p>
          </table:table-cell>
          <table:table-cell table:number-columns-repeated="1015"/>
        </table:table-row>
        <table:table-row table:style-name="ro5">
          <table:table-cell table:style-name="ce1" office:value-type="string">
            <text:p>TC 101</text:p>
          </table:table-cell>
          <table:table-cell office:value-type="string">
            <text:p>Type of issue should be visible</text:p>
          </table:table-cell>
          <table:table-cell table:style-name="ce1" office:value-type="string">
            <text:p>Issue Type</text:p>
          </table:table-cell>
          <table:table-cell table:style-name="ce1"/>
          <table:table-cell table:style-name="ce2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2" office:value-type="string">
            <text:p>Valid issue from dropdown</text:p>
            <text:p>Valid date format</text:p>
            <text:p>Valid Reason</text:p>
          </table:table-cell>
          <table:table-cell table:style-name="ce2" office:value-type="string">
            <text:p>Mail should be sent to respected person</text:p>
            <text:p>Content should be cleared</text:p>
            <text:p>Enter data should be present</text:p>
          </table:table-cell>
          <table:table-cell table:style-name="ce1" table:number-columns-repeated="1017"/>
        </table:table-row>
        <table:table-row table:style-name="ro5">
          <table:table-cell table:style-name="ce1" office:value-type="string">
            <text:p>TC 102</text:p>
          </table:table-cell>
          <table:table-cell office:value-type="string">
            <text:p>Type of issue should be visible</text:p>
          </table:table-cell>
          <table:table-cell table:style-name="ce1" office:value-type="string">
            <text:p>Issue Type</text:p>
          </table:table-cell>
          <table:table-cell table:style-name="ce1"/>
          <table:table-cell table:style-name="ce2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2" office:value-type="string">
            <text:p>Donot select issue from dropdown</text:p>
            <text:p>Valid date format</text:p>
            <text:p>Valid Reason</text:p>
          </table:table-cell>
          <table:table-cell table:style-name="ce1" office:value-type="string">
            <text:p>Please select issue from dropdown</text:p>
          </table:table-cell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1" office:value-type="string">
            <text:p>TC 103</text:p>
          </table:table-cell>
          <table:table-cell office:value-type="string">
            <text:p>Type of issue should be visible</text:p>
          </table:table-cell>
          <table:table-cell table:style-name="ce1" office:value-type="string">
            <text:p>Issue Type</text:p>
          </table:table-cell>
          <table:table-cell table:style-name="ce1"/>
          <table:table-cell table:style-name="ce2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2" office:value-type="string">
            <text:p>Valid issue from dropdown</text:p>
            <text:p>Invalid date format</text:p>
            <text:p>Valid Reason</text:p>
          </table:table-cell>
          <table:table-cell table:style-name="ce1" office:value-type="string">
            <text:p>please select the correct date fromat dd/mm/yy</text:p>
          </table:table-cell>
          <table:table-cell table:style-name="ce1" table:number-columns-repeated="2"/>
          <table:table-cell table:number-columns-repeated="1015"/>
        </table:table-row>
        <table:table-row table:style-name="ro5">
          <table:table-cell table:style-name="ce1" office:value-type="string">
            <text:p>TC 104</text:p>
          </table:table-cell>
          <table:table-cell office:value-type="string">
            <text:p>Type of issue should be visible</text:p>
          </table:table-cell>
          <table:table-cell table:style-name="ce1" office:value-type="string">
            <text:p>Issue Type</text:p>
          </table:table-cell>
          <table:table-cell table:style-name="ce1"/>
          <table:table-cell table:style-name="ce2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2" office:value-type="string">
            <text:p>Valid issue from dropdown</text:p>
            <text:p>Invalid date format</text:p>
            <text:p>Reason is kept empty</text:p>
          </table:table-cell>
          <table:table-cell table:style-name="ce1" office:value-type="string">
            <text:p>Please enter the reason </text:p>
          </table:table-cell>
          <table:table-cell table:style-name="ce1" table:number-columns-repeated="2"/>
          <table:table-cell table:number-columns-repeated="1015"/>
        </table:table-row>
        <table:table-row table:style-name="ro1" table:number-rows-repeated="17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Excel_20_Built-in_20_Normal"/>
        <table:table-row table:style-name="ro1">
          <table:table-cell office:value-type="string">
            <text:p>Empid </text:p>
          </table:table-cell>
          <table:table-cell office:value-type="string">
            <text:p>EmpName</text:p>
          </table:table-cell>
          <table:table-cell office:value-type="string">
            <text:p>Mail</text:p>
          </table:table-cell>
          <table:table-cell office:value-type="string">
            <text:p>Precondition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data</text:p>
          </table:table-cell>
          <table:table-cell office:value-type="string">
            <text:p>Expected Result</text:p>
          </table:table-cell>
          <table:table-cell office:value-type="string">
            <text:p>Successful/fail</text:p>
          </table:table-cell>
          <table:table-cell office:value-type="string">
            <text:p>Actual Result</text:p>
          </table:table-cell>
          <table:table-cell table:number-columns-repeated="1013"/>
        </table:table-row>
        <table:table-row table:style-name="ro6">
          <table:table-cell office:value-type="string">
            <text:p>21xxx</text:p>
          </table:table-cell>
          <table:table-cell office:value-type="string">
            <text:p>xxxxx</text:p>
          </table:table-cell>
          <table:table-cell office:value-type="string">
            <text:p><text:a xlink:href="mailto:xxxxx@sonata-software.com">xxxxx@sonata-software.com</text:a></text:p>
          </table:table-cell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2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2" office:value-type="string">
            <text:p>valid department name </text:p>
            <text:p>valid extension</text:p>
            <text:p>Correct value in manager field</text:p>
            <text:p/>
          </table:table-cell>
          <table:table-cell office:value-type="string">
            <text:p>Connected to HR Connect</text:p>
          </table:table-cell>
          <table:table-cell table:number-columns-repeated="1015"/>
        </table:table-row>
        <table:table-row table:style-name="ro6">
          <table:table-cell office:value-type="string">
            <text:p>21yyy</text:p>
          </table:table-cell>
          <table:table-cell office:value-type="string">
            <text:p>yyyyy</text:p>
          </table:table-cell>
          <table:table-cell office:value-type="string">
            <text:p><text:a xlink:href="mailto:yyyyy@sonata-software.com">yyyyy@sonata-software.com</text:a></text:p>
          </table:table-cell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2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2" office:value-type="string">
            <text:p>valid department name </text:p>
            <text:p>Invalid extension</text:p>
            <text:p>Correct value in manager field</text:p>
            <text:p/>
          </table:table-cell>
          <table:table-cell office:value-type="string">
            <text:p>Enter valid extension error</text:p>
          </table:table-cell>
          <table:table-cell table:number-columns-repeated="1015"/>
        </table:table-row>
        <table:table-row table:style-name="ro6">
          <table:table-cell office:value-type="string">
            <text:p>21zzz</text:p>
          </table:table-cell>
          <table:table-cell office:value-type="string">
            <text:p>zzzzz</text:p>
          </table:table-cell>
          <table:table-cell office:value-type="string">
            <text:p><text:a xlink:href="mailto:zzzzz@sonata-software.com">zzzzz@sonata-software.com</text:a></text:p>
          </table:table-cell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2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2" office:value-type="string">
            <text:p>valid department name </text:p>
            <text:p>Invalid extension</text:p>
            <text:p>Incorrect value in manager field</text:p>
            <text:p/>
          </table:table-cell>
          <table:table-cell office:value-type="string">
            <text:p>Enter valid details in manager fiel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 table:print="false">
        <table:table-column table:style-name="co23" table:default-cell-style-name="ce1"/>
        <table:table-column table:style-name="co10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2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Excel_20_Built-in_20_Normal"/>
        <table:table-row table:style-name="ro1">
          <table:table-cell office:value-type="string">
            <text:p>EmpName</text:p>
          </table:table-cell>
          <table:table-cell office:value-type="string">
            <text:p>Empid</text:p>
          </table:table-cell>
          <table:table-cell office:value-type="string">
            <text:p>Precondition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Successful/fail</text:p>
          </table:table-cell>
          <table:table-cell office:value-type="string">
            <text:p>Actual Result</text:p>
          </table:table-cell>
          <table:table-cell table:number-columns-repeated="1014"/>
        </table:table-row>
        <table:table-row table:style-name="ro6">
          <table:table-cell office:value-type="string">
            <text:p>Sruthi</text:p>
          </table:table-cell>
          <table:table-cell office:value-type="float" office:value="21464">
            <text:p>21464</text:p>
          </table:table-cell>
          <table:table-cell table:style-name="ce5"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6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2" office:value-type="string">
            <text:p>valid project/dept name</text:p>
            <text:p>Valid extension</text:p>
            <text:p>Select the location and preferred room </text:p>
          </table:table-cell>
          <table:table-cell office:value-type="string">
            <text:p>Meeting Room booked </text:p>
          </table:table-cell>
          <table:table-cell table:number-columns-repeated="1016"/>
        </table:table-row>
        <table:table-row table:style-name="ro6">
          <table:table-cell office:value-type="string">
            <text:p>Sahithi</text:p>
          </table:table-cell>
          <table:table-cell office:value-type="float" office:value="21465">
            <text:p>21465</text:p>
          </table:table-cell>
          <table:table-cell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6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2" office:value-type="string">
            <text:p>valid project/dept name</text:p>
            <text:p>Invalid extension</text:p>
            <text:p>Select the location and preferred room </text:p>
          </table:table-cell>
          <table:table-cell office:value-type="string">
            <text:p>Enter the valid extension</text:p>
          </table:table-cell>
          <table:table-cell table:number-columns-repeated="1016"/>
        </table:table-row>
        <table:table-row table:style-name="ro6">
          <table:table-cell office:value-type="string">
            <text:p>Sravya</text:p>
          </table:table-cell>
          <table:table-cell office:value-type="float" office:value="21466">
            <text:p>21466</text:p>
          </table:table-cell>
          <table:table-cell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6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2" office:value-type="string">
            <text:p>valid project/dept name</text:p>
            <text:p>Invalid extension</text:p>
            <text:p>location and preferred room is not selected</text:p>
          </table:table-cell>
          <table:table-cell office:value-type="string">
            <text:p>Select the location and preffered room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3/01/2022</text:date>, <text:time>10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3T10:23:07.06</dc:date>
    <meta:generator>OpenOffice/4.1.8$Win32 OpenOffice.org_project/418m3$Build-9803</meta:generator>
    <meta:editing-duration>PT7M44S</meta:editing-duration>
    <meta:editing-cycles>2</meta:editing-cycles>
    <meta:document-statistic meta:table-count="4" meta:cell-count="132" meta:object-count="0"/>
  </office:meta>
</office:document-meta>
</file>